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460f" officeooo:paragraph-rsid="0008460f"/>
    </style:style>
    <style:style style:name="P2" style:family="paragraph" style:parent-style-name="Standard">
      <style:text-properties officeooo:rsid="000d0274" officeooo:paragraph-rsid="000d0274"/>
    </style:style>
    <style:style style:name="P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Dashed_20__28_var_29__20_4" svg:stroke-width="0.0071in" svg:stroke-color="#000000" svg:stroke-opacity="100%" draw:stroke-linejoin="round" svg:stroke-linecap="butt" draw:textarea-horizontal-align="center" draw:textarea-vertical-align="middle" fo:padding-top="0.0035in" fo:padding-bottom="0.0035in" fo:padding-left="0.0035in" fo:padding-right="0.0035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office:event-listeners>
            <script:event-listener script:language="ooo:script" script:event-name="form:startunload" xlink:href="vnd.sun.star.script:ShowMessage.ShowMessage.show?language=Java&amp;location=user:uno_packages/FormMacros.oxt" xlink:type="simple"/>
          </office:event-listeners>
          <form:text form:name="Text Box 1" form:control-implementation="ooo:com.sun.star.form.component.TextField" xml:id="control1" form:id="control1" form:current-value="Hello from Andrew" form:value="Hello from Andrew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Push Button 1" form:control-implementation="ooo:com.sun.star.form.component.CommandButton" xml:id="control2" form:id="control2" form:label="Push Button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Utils.GetText.show?language=Java&amp;location=user:uno_packages/FormMacros.oxt" xlink:type="simple"/>
            </office:event-listeners>
          </form:button>
          <form:fixed-text form:name="Label Field 2" form:control-implementation="ooo:com.sun.star.form.component.FixedText" xml:id="control3" form:id="control3" form:label="Age: "/>
          <form:text form:name="AgeText" form:control-implementation="ooo:com.sun.star.form.component.TextField" xml:id="control4" form:id="control4" form:current-value="I am 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  <office:event-listeners>
              <script:event-listener script:language="ooo:script" script:event-name="dom:keydown" xlink:href="vnd.sun.star.script:Utils.GetNumber.get?language=Java&amp;location=user:uno_packages/FormMacros.oxt" xlink:type="simple"/>
            </office:event-listener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4" draw:style-name="gr5" draw:text-style-name="P5" svg:x1="4.2528in" svg:y1="5.5028in" svg:x2="4.2528in" svg:y2="5.3638in">
        <text:p/>
      </draw:line>
      <text:p text:style-name="P1">This is a simple text document with some form controls.</text:p>
      <text:p text:style-name="P1"/>
      <text:p text:style-name="P1"><draw:control text:anchor-type="as-char" draw:z-index="0" draw:name="Shape1" draw:style-name="gr1" draw:text-style-name="P3" svg:width="2.5433in" svg:height="0.3142in" draw:control="control1"/><draw:control text:anchor-type="as-char" svg:y="0.0098in" draw:z-index="1" draw:name="Shape2" draw:style-name="gr2" draw:text-style-name="P4" svg:width="1.0461in" svg:height="0.3303in" draw:control="control2"/></text:p>
      <text:p text:style-name="P1"/>
      <text:p text:style-name="P1">More text after form.</text:p>
      <text:p text:style-name="P1"><draw:control text:anchor-type="char" draw:z-index="3" draw:name="Shape6" draw:style-name="gr4" draw:text-style-name="P3" svg:width="1.7724in" svg:height="0.3898in" svg:x="0.3709in" svg:y="0.078in" draw:control="control4"/><draw:control text:anchor-type="char" draw:z-index="2" draw:name="Shape5" draw:style-name="gr3" draw:text-style-name="P3" svg:width="0.3713in" svg:height="0.3941in" svg:x="-0.0228in" svg:y="0.0736in" draw:control="control3"/></text:p>
      <text:p text:style-name="P1"/>
      <text:p text:style-name="P2"/>
      <text:p text:style-name="P2">More ordinary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4" draw:display-name="Dashed (var) 4" draw:style="rect" draw:dots1="1" draw:distance="0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0:44:26.521000000</meta:creation-date>
    <dc:date>2016-12-08T15:54:05.843000000</dc:date>
    <meta:editing-duration>PT1H17M21S</meta:editing-duration>
    <meta:editing-cycles>26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4" meta:word-count="17" meta:character-count="95" meta:non-whitespace-character-count="81"/>
  </office:meta>
</office:document-meta>
</file>